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edValidity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ayedValidity.DelayedValidity( long delay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Validity.isValid( SourceValidity new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